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30000008D0A79701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er_20_defecte-title">
      <style:graphic-properties draw:fill-color="#ffffff" draw:auto-grow-height="true" fo:min-height="11.936cm"/>
    </style:style>
    <style:style style:name="pr2" style:family="presentation" style:parent-style-name="Per_20_defecte-subtitle" style:list-style-name="L2">
      <style:graphic-properties draw:fill-color="#ffffff" fo:min-height="3.5cm"/>
    </style:style>
    <style:style style:name="pr3" style:family="presentation" style:parent-style-name="Per_20_defecte-notes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fill-color="#ffffff" fo:min-height="17.038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fill-color="#ffffff" fo:min-height="3.061cm"/>
    </style:style>
    <style:style style:name="pr7" style:family="presentation" style:parent-style-name="Per_20_defecte-title">
      <style:graphic-properties svg:stroke-color="#000000" draw:fill-color="#ffffff" fo:min-height="8cm"/>
    </style:style>
    <style:style style:name="pr8" style:family="presentation" style:parent-style-name="Per_20_defecte-title">
      <style:graphic-properties draw:fill-color="#ffffff" fo:min-height="3.256cm"/>
    </style:style>
    <style:style style:name="pr9" style:family="presentation" style:parent-style-name="Per_20_defecte-title">
      <style:graphic-properties draw:fill-color="#ffffff" fo:min-height="6.5cm"/>
    </style:style>
    <style:style style:name="pr10" style:family="presentation" style:parent-style-name="Per_20_defecte-title">
      <style:graphic-properties draw:fill-color="#ffffff" fo:min-height="6cm"/>
    </style:style>
    <style:style style:name="pr11" style:family="presentation" style:parent-style-name="Per_20_defecte-title">
      <style:graphic-properties draw:fill-color="#ffffff" fo:min-height="2cm"/>
    </style:style>
    <style:style style:name="pr12" style:family="presentation" style:parent-style-name="Per_20_defecte-title">
      <style:graphic-properties draw:fill-color="#ffffff" fo:min-height="15cm"/>
    </style:style>
    <style:style style:name="pr13" style:family="presentation" style:parent-style-name="Per_20_defecte-title">
      <style:graphic-properties draw:fill-color="#ffffff" fo:min-height="8.519cm"/>
    </style:style>
    <style:style style:name="pr14" style:family="presentation" style:parent-style-name="Per_20_defecte-title">
      <style:graphic-properties draw:fill-color="#ffffff" fo:min-height="3.0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48pt" style:font-size-asian="48pt" style:font-size-complex="4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32pt" style:font-size-asian="32pt" style:font-size-complex="32pt"/>
    </style:style>
    <style:style style:name="P11" style:family="paragraph">
      <style:paragraph-properties fo:margin-left="0cm" fo:margin-right="0cm" fo:text-align="start" fo:text-indent="0cm"/>
      <style:text-properties fo:font-family="'DejaVu Serif'" style:font-family-generic="roman" style:font-pitch="variable" fo:font-size="48pt" style:font-size-asian="48pt" style:font-size-complex="48pt"/>
    </style:style>
    <style:style style:name="P12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13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18pt" style:font-size-asian="18pt" style:font-size-complex="18pt"/>
    </style:style>
    <style:style style:name="P14" style:family="paragraph">
      <style:text-properties fo:font-family="'DejaVu Sans Mono'" style:font-family-generic="swiss" style:font-pitch="fixed" fo:font-size="48pt" style:font-size-asian="48pt" style:font-size-complex="48pt"/>
    </style:style>
    <style:style style:name="P15" style:family="paragraph">
      <style:paragraph-properties fo:margin-left="0cm" fo:margin-right="0cm" fo:text-indent="0cm"/>
      <style:text-properties fo:font-size="48pt" fo:font-style="normal" style:font-size-asian="48pt" style:font-style-asian="normal" style:font-size-complex="48pt" style:font-style-complex="normal"/>
    </style:style>
    <style:style style:name="P16" style:family="paragraph">
      <style:paragraph-properties fo:margin-left="0cm" fo:margin-right="0cm" fo:text-indent="0cm"/>
      <style:text-properties fo:font-family="'DejaVu Sans Mono'" style:font-family-generic="swiss" style:font-pitch="fixed" fo:font-size="32pt" style:font-size-asian="32pt" style:font-size-complex="32pt"/>
    </style:style>
    <style:style style:name="P17" style:family="paragraph">
      <style:paragraph-properties fo:margin-left="0cm" fo:margin-right="0cm" fo:text-indent="0cm"/>
      <style:text-properties fo:font-size="48pt" fo:font-style="italic" style:font-size-asian="48pt" style:font-style-asian="italic" style:font-size-complex="48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indent="0cm"/>
      <style:text-properties fo:font-family="'DejaVu Sans Mono'" style:font-family-generic="swiss" style:font-pitch="fixed" fo:font-size="72pt" fo:font-style="italic" style:font-size-asian="72pt" style:font-style-asian="italic" style:font-size-complex="72pt" style:font-style-complex="italic"/>
    </style:style>
    <style:style style:name="T1" style:family="text">
      <style:text-properties fo:font-size="72pt" fo:font-style="normal" style:font-size-asian="72pt" style:font-style-asian="normal" style:font-size-complex="72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32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family="'DejaVu Serif'" style:font-family-generic="roman" style:font-pitch="variable" fo:font-size="48pt" style:font-size-asian="48pt" style:font-size-complex="48pt"/>
    </style:style>
    <style:style style:name="T7" style:family="text">
      <style:text-properties fo:font-family="'DejaVu Sans Mono'" style:font-family-generic="swiss" style:font-pitch="fixed" fo:font-size="32pt" style:font-size-asian="32pt" style:font-size-complex="32pt"/>
    </style:style>
    <style:style style:name="T8" style:family="text">
      <style:text-properties fo:color="#33cc66" fo:font-family="'DejaVu Sans Mono'" style:font-family-generic="swiss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family="'DejaVu Sans Mono'" style:font-family-generic="swiss" style:font-pitch="fixed" fo:font-size="18pt" style:font-size-asian="18pt" style:font-size-complex="18pt"/>
    </style:style>
    <style:style style:name="T11" style:family="text">
      <style:text-properties fo:color="#33cc66" fo:font-family="'DejaVu Sans Mono'" style:font-family-generic="swiss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666666" fo:font-family="'DejaVu Sans Mono'" style:font-family-generic="swiss" style:font-pitch="fixed" fo:font-size="32pt" style:font-size-asian="32pt" style:font-size-complex="32pt"/>
    </style:style>
    <style:style style:name="T13" style:family="text">
      <style:text-properties fo:font-family="'DejaVu Sans Mono'" style:font-family-generic="swiss" style:font-pitch="fixed" fo:font-size="48pt" style:font-size-asian="48pt" style:font-size-complex="48pt"/>
    </style:style>
    <style:style style:name="T14" style:family="text">
      <style:text-properties style:use-window-font-color="true" fo:font-family="'DejaVu Sans Mono'" style:font-family-generic="swiss" style:font-pitch="fixed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33cc66"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48pt" fo:font-style="italic" style:font-size-asian="48pt" style:font-style-asian="italic" style:font-size-complex="48pt" style:font-style-complex="italic"/>
    </style:style>
    <style:style style:name="T17" style:family="text">
      <style:text-properties fo:font-size="48pt" fo:font-style="normal" style:font-size-asian="48pt" style:font-style-asian="normal" style:font-size-complex="48pt" style:font-style-complex="normal"/>
    </style:style>
    <style:style style:name="T18" style:family="text">
      <style:text-properties style:use-window-font-color="true" fo:font-size="48pt" fo:font-weight="normal" style:font-size-asian="48pt" style:font-weight-asian="normal" style:font-size-complex="48pt" style:font-weight-complex="normal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family="'DejaVu Sans Mono'" style:font-family-generic="swiss" style:font-pitch="fixed" fo:font-size="72pt" style:font-size-asian="72pt" style:font-size-complex="7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Barcelona.pm</presentation:date-time-decl>
      <draw:page draw:name="page1" draw:style-name="dp1" draw:master-page-name="Per_20_defect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2.594cm" svg:x="1.4cm" svg:y="1.671cm" presentation:class="title" presentation:user-transformed="true">
          <draw:text-box>
            <text:p text:style-name="P1"><text:span text:style-name="T1">dh-make-perl</text:span><text:span text:style-name="T2"><text:line-break/></text:span><text:span text:style-name="T3">Empaquetament i test de mòduls de Perl</text:span><text:span text:style-name="T3"><text:line-break/></text:span><text:span text:style-name="T3">per a Ubuntu a la manera de Debian</text:span><text:span text:style-name="T2"><text:line-break/></text:span><text:line-break/>(Barcelona.pm)<text:line-break/></text:p>
          </draw:text-box>
        </draw:frame>
        <draw:frame presentation:style-name="pr2" draw:text-style-name="P3" draw:layer="layout" svg:width="25.199cm" svg:height="3.5cm" svg:x="1.4cm" svg:y="15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4">Alex Muntad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4">&lt;alexm@alexm.or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Introducci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La manera clàssica de 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7" draw:text-style-name="P10" draw:layer="layout" svg:width="13.756cm" svg:height="8cm" svg:x="7.122cm" svg:y="6.5cm" presentation:class="title" presentation:user-transformed="true">
          <draw:text-box>
            <text:p text:style-name="P9"><text:span text:style-name="T7">cd Flick-Upload-1.32</text:span><text:span text:style-name="T7"><text:line-break/></text:span><text:span text:style-name="T7">perl Makefile.PL</text:span><text:span text:style-name="T7"><text:line-break/></text:span><text:span text:style-name="T7">make</text:span><text:span text:style-name="T7"><text:line-break/></text:span><text:span text:style-name="T7">make test</text:span><text:span text:style-name="T7"><text:line-break/></text:span><text:span text:style-name="T7">make inst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8" draw:text-style-name="P11" draw:layer="layout" svg:width="26cm" svg:height="3.256cm" svg:x="1cm" svg:y="8.872cm" presentation:class="title" presentation:user-transformed="true">
          <draw:text-box>
            <text:p text:style-name="P6"><text:span text:style-name="T6">La manera ràpida de 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8" draw:text-style-name="P10" draw:layer="layout" svg:width="14.1cm" svg:height="3.256cm" svg:x="6.95cm" svg:y="8.872cm" presentation:class="title" presentation:user-transformed="true">
          <draw:text-box>
            <text:p text:style-name="P6"><text:span text:style-name="T7">cpan Flickr::Uplo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8" draw:text-style-name="P11" draw:layer="layout" svg:width="26cm" svg:height="3.256cm" svg:x="1cm" svg:y="8.872cm" presentation:class="title" presentation:user-transformed="true">
          <draw:text-box>
            <text:p text:style-name="P6"><text:span text:style-name="T6">La manera ràpida de Deb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8" draw:text-style-name="P11" draw:layer="layout" svg:width="26cm" svg:height="3.256cm" svg:x="1cm" svg:y="8.872cm" presentation:class="title" presentation:user-transformed="true">
          <draw:text-box>
            <text:p text:style-name="P6"><text:span text:style-name="T6">(també per a Ubuntu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9" draw:text-style-name="P10" draw:layer="layout" svg:width="22.875cm" svg:height="6.5cm" svg:x="2.563cm" svg:y="7.25cm" presentation:class="title" presentation:user-transformed="true">
          <draw:text-box>
            <text:p text:style-name="P9"><text:span text:style-name="T7">sudo apt-get install dh-make-perl</text:span><text:span text:style-name="T7"><text:line-break/></text:span><text:span text:style-name="T7">sudo apt-get install devscrip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9" draw:text-style-name="P10" draw:layer="layout" svg:width="23.75cm" svg:height="6.5cm" svg:x="2.125cm" svg:y="7.25cm" presentation:class="title" presentation:user-transformed="true">
          <draw:text-box>
            <text:p text:style-name="P9"><text:span text:style-name="T7">dh-make-perl --cpan Flickr::Upload</text:span><text:span text:style-name="T7"><text:line-break/></text:span><text:span text:style-name="T7">(cd Flickr-Upload-1.32 &amp;&amp; debuil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9" draw:text-style-name="P10" draw:layer="layout" svg:width="20.375cm" svg:height="6.5cm" svg:x="3.813cm" svg:y="7.25cm" presentation:class="title" presentation:user-transformed="true">
          <draw:text-box>
            <text:p text:style-name="P9"><text:span text:style-name="T7">sudo dpkg -i \</text:span><text:span text:style-name="T7"><text:line-break/></text:span><text:span text:style-name="T7"> <text:s/>libflickr-upload-perl_*.d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8" draw:text-style-name="P11" draw:layer="layout" svg:width="26cm" svg:height="4.431cm" svg:x="1cm" svg:y="8.285cm" presentation:class="title" presentation:user-transformed="true">
          <draw:text-box>
            <text:p text:style-name="P6"><text:span text:style-name="T6">Una manera més complicada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8" draw:text-style-name="P11" draw:layer="layout" svg:width="26cm" svg:height="3.256cm" svg:x="1cm" svg:y="8.872cm" presentation:class="title" presentation:user-transformed="true">
          <draw:text-box>
            <text:p text:style-name="P6"><text:span text:style-name="T6">...però alhora interessant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8" draw:text-style-name="P11" draw:layer="layout" svg:width="26cm" svg:height="3.256cm" svg:x="1cm" svg:y="8.872cm" presentation:class="title" presentation:user-transformed="true">
          <draw:text-box>
            <text:p text:style-name="P6"><text:span text:style-name="T6">el PPA del Launchp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0" draw:text-style-name="P10" draw:layer="layout" svg:width="24.75cm" svg:height="6.256cm" svg:x="1.625cm" svg:y="7.371cm" presentation:class="title" presentation:user-transformed="true">
          <draw:text-box>
            <text:p text:style-name="P9"><text:span text:style-name="T7">dh-make-perl --cpan Flickr::Upload \</text:span><text:span text:style-name="T7"><text:line-break/></text:span><text:span text:style-name="T7"> <text:s/></text:span><text:span text:style-name="T8">--version 1.32-0~alexm1</text:span><text:span text:style-name="T7"><text:line-break/></text:span><text:span text:style-name="T7">(cd Flickr-Upload-1.32</text:span><text:span text:style-name="T7"><text:line-break/></text:span><text:span text:style-name="T7"> &amp;&amp; debuild </text:span><text:span text:style-name="T8">-S -sa</text:span><text:span text:style-name="T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0" draw:text-style-name="P10" draw:layer="layout" svg:width="22.875cm" svg:height="6cm" svg:x="2.563cm" svg:y="7.5cm" presentation:class="title" presentation:user-transformed="true">
          <draw:text-box>
            <text:p text:style-name="P9"><text:span text:style-name="T8">dput</text:span><text:span text:style-name="T7"> ppa \</text:span><text:span text:style-name="T7"><text:line-break/></text:span><text:span text:style-name="T7"> <text:s/>libflickr-upload-perl_*.chan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1" draw:text-style-name="P10" draw:layer="layout" svg:width="22.5cm" svg:height="2cm" svg:x="2.75cm" svg:y="9.5cm" presentation:class="title" presentation:user-transformed="true">
          <draw:text-box>
            <text:p text:style-name="P6"><text:span text:style-name="T7">sleep 12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8" draw:text-style-name="P11" draw:layer="layout" svg:width="26cm" svg:height="4.431cm" svg:x="1cm" svg:y="8.285cm" presentation:class="title" presentation:user-transformed="true">
          <draw:text-box>
            <text:p text:style-name="P6"><text:span text:style-name="T6">(el Launchpad</text:span><text:span text:style-name="T6"><text:line-break/></text:span><text:span text:style-name="T6">accepta la petició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1" draw:text-style-name="P10" draw:layer="layout" svg:width="22.5cm" svg:height="2cm" svg:x="2.75cm" svg:y="9.5cm" presentation:class="title" presentation:user-transformed="true">
          <draw:text-box>
            <text:p text:style-name="P6"><text:span text:style-name="T7">sleep 12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8" draw:text-style-name="P11" draw:layer="layout" svg:width="26cm" svg:height="6.892cm" svg:x="1cm" svg:y="7.055cm" presentation:class="title" presentation:user-transformed="true">
          <draw:text-box>
            <text:p text:style-name="P6"><text:span text:style-name="T6">(acabada la construcció</text:span><text:span text:style-name="T6"><text:line-break/></text:span><text:span text:style-name="T6">del paquet binari a les granges del Launchpa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2" draw:text-style-name="P10" draw:layer="layout" svg:width="16cm" svg:height="15cm" svg:x="6cm" svg:y="3cm" presentation:class="title" presentation:user-transformed="true">
          <draw:text-box>
            <text:p text:style-name="P9"><text:span text:style-name="T7">sudo apt-get update</text:span><text:span text:style-name="T7"><text:line-break/></text:span><text:span text:style-name="T7">sudo apt-get install \</text:span><text:span text:style-name="T7"><text:line-break/></text:span><text:span text:style-name="T7"> <text:s/>libflickr-upload-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Detal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debian/change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3" draw:layer="layout" svg:width="25.549cm" svg:height="17.038cm" svg:x="1.226cm" svg:y="1.981cm" presentation:class="title" presentation:user-transformed="true">
          <draw:text-box>
            <text:p text:style-name="P9"><text:span text:style-name="T10">libflickr-upload-perl (</text:span><text:span text:style-name="T11">1.32-0~alexm1</text:span><text:span text:style-name="T10">) </text:span><text:span text:style-name="T11">hardy;</text:span><text:span text:style-name="T10"> urgency=low</text:span><text:span text:style-name="T10"><text:line-break/></text:span><text:span text:style-name="T10"><text:line-break/></text:span><text:span text:style-name="T10"> <text:s/>* Initial Release.</text:span><text:span text:style-name="T10"><text:line-break/></text:span><text:span text:style-name="T10"><text:line-break/></text:span><text:span text:style-name="T10"> -- Alex Muntada &lt;alexm@alexm.org&gt; <text:s/>Wed, 24 Sep 2008 00:18:19 +0200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Nomenclatura dels</text:span><text:span text:style-name="T9"><text:line-break/></text:span><text:span text:style-name="T9">números de versi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3" draw:text-style-name="P10" draw:layer="layout" svg:width="19.262cm" svg:height="8.519cm" svg:x="4.369cm" svg:y="7.981cm" presentation:class="title" presentation:user-transformed="true">
          <draw:text-box>
            <text:p text:style-name="P9"><text:span text:style-name="T7"><text:s text:c="2"/></text:span><text:span text:style-name="T7">Upstream version: 1.32</text:span><text:span text:style-name="T7"><text:line-break/></text:span><text:span text:style-name="T7"> <text:s/>+ Debian version: -0</text:span><text:span text:style-name="T7"><text:line-break/></text:span><text:span text:style-name="T7"> </text:span><text:span text:style-name="T12">[+ Ubuntu version: ubuntu1]</text:span><text:span text:style-name="T7"><text:line-break/></text:span><text:span text:style-name="T7"> <text:s/>+ Custom version: ~alexm1</text:span></text:p>
          </draw:text-box>
        </draw:frame>
        <draw:frame draw:style-name="gr2" draw:text-style-name="P14" draw:layer="layout" svg:width="13.765cm" svg:height="2.22cm" svg:x="7.118cm" svg:y="5.28cm">
          <draw:text-box>
            <text:p text:style-name="P1"><text:span text:style-name="T13">1.32-0~alexm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Distribució sobre la que cal construir el paquet bina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2" draw:text-style-name="P10" draw:layer="layout" svg:width="18cm" svg:height="15cm" svg:x="5cm" svg:y="3cm" presentation:class="title" presentation:user-transformed="true">
          <draw:text-box>
            <text:p text:style-name="P9"><text:span text:style-name="T7">stable; testing; unstable;</text:span><text:span text:style-name="T7"><text:line-break/></text:span><text:span text:style-name="T7">(Debia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2" draw:text-style-name="P10" draw:layer="layout" svg:width="16cm" svg:height="15cm" svg:x="6cm" svg:y="3cm" presentation:class="title" presentation:user-transformed="true">
          <draw:text-box>
            <text:p text:style-name="P9"><text:span text:style-name="T7">gutsy; hardy; intrepid;</text:span><text:span text:style-name="T7"><text:line-break/></text:span><text:span text:style-name="T7">(Ubuntu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debian/contr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3" draw:layer="layout" svg:width="25.549cm" svg:height="17.132cm" svg:x="1.226cm" svg:y="1.934cm" presentation:class="title" presentation:user-transformed="true">
          <draw:text-box>
            <text:p text:style-name="P9"><text:span text:style-name="T10">Source: libflickr-upload-perl</text:span><text:span text:style-name="T10"><text:line-break/></text:span><text:span text:style-name="T10">Section: perl</text:span><text:span text:style-name="T10"><text:line-break/></text:span><text:span text:style-name="T10">Priority: optional</text:span><text:span text:style-name="T10"><text:line-break/></text:span><text:span text:style-name="T11">Build-Depends: </text:span><text:span text:style-name="T14">debhelper (&gt;= 5.0.0),</text:span><text:span text:style-name="T11"> libxml-parser-lite-tree-perl (&gt;= 0.03), libwww-perl (&gt;= 1), libflickr-api-perl (&gt;= 0.07)</text:span><text:span text:style-name="T10"><text:line-break/></text:span><text:span text:style-name="T10">Build-Depends-Indep: perl (&gt;= 5.8.8-12)</text:span><text:span text:style-name="T10"><text:line-break/></text:span><text:span text:style-name="T10">Maintainer: Alex Muntada &lt;alexm@alexm.org&gt;</text:span><text:span text:style-name="T10"><text:line-break/></text:span><text:span text:style-name="T10">Standards-Version: 3.7.3</text:span><text:span text:style-name="T10"><text:line-break/></text:span><text:span text:style-name="T10">Homepage: http://search.cpan.org/dist/Flickr-Upload/</text:span><text:span text:style-name="T10"><text:line-break/></text:span><text:span text:style-name="T10">Package: libflickr-upload-perl</text:span><text:span text:style-name="T10"><text:line-break/></text:span><text:span text:style-name="T10">Architecture: all</text:span><text:span text:style-name="T10"><text:line-break/></text:span><text:span text:style-name="T14">Depends: libxml-parser-lite-tree-perl (&gt;= 0.03), libwww-perl (&gt;= 1), libflickr-api-perl (&gt;= 0.07)</text:span><text:span text:style-name="T10"><text:line-break/></text:span><text:span text:style-name="T10">Description: Module for uploading images to flickr.com</text:span><text:span text:style-name="T10"><text:line-break/></text:span><text:span text:style-name="T10"> Upload an image to flickr.com.</text:span><text:span text:style-name="T10"><text:line-break/></text:span><text:span text:style-name="T10"> .</text:span><text:span text:style-name="T10"><text:line-break/></text:span><text:span text:style-name="T10"> This description was automagically extracted from the module by dh-make-perl.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Incloure l'arxiu orginial...</text:span><text:span text:style-name="T9"><text:line-break/></text:span><text:span text:style-name="T9">(*.orig.tar.gz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és el cas general si el mòdul de Perl no està empaquet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1" draw:text-style-name="P10" draw:layer="layout" svg:width="22.5cm" svg:height="2cm" svg:x="2.75cm" svg:y="9.5cm" presentation:class="title" presentation:user-transformed="true">
          <draw:text-box>
            <text:p text:style-name="P6"><text:span text:style-name="T7">debuild -S -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Incloure només</text:span><text:span text:style-name="T9"><text:line-break/></text:span><text:span text:style-name="T9">les diferències...</text:span><text:span text:style-name="T9"><text:line-break/></text:span><text:span text:style-name="T9">(*.diff.gz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en els casos en què</text:span><text:span text:style-name="T9"><text:line-break/></text:span><text:span text:style-name="T9">el paquet ja existeixi</text:span><text:span text:style-name="T9"><text:line-break/></text:span><text:span text:style-name="T9">prèviament a la distribuci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1" draw:text-style-name="P10" draw:layer="layout" svg:width="22.5cm" svg:height="2cm" svg:x="2.75cm" svg:y="9.5cm" presentation:class="title" presentation:user-transformed="true">
          <draw:text-box>
            <text:p text:style-name="P6"><text:span text:style-name="T7">debuild -S -s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Launchp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(Canonica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https://launchpad.net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Code</text:span><text:span text:style-name="T9"><text:line-break/></text:span><text:span text:style-name="T9">Bugs</text:span><text:span text:style-name="T9"><text:line-break/></text:span><text:span text:style-name="T9">Blueprints</text:span><text:span text:style-name="T9"><text:line-break/></text:span><text:span text:style-name="T9">Translations</text:span><text:span text:style-name="T9"><text:line-break/></text:span><text:span text:style-name="T9">Answ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P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Personal Package Arch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Servei personal de compilació i distribució de paquets bin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https://launchpad.net/</text:span><text:span text:style-name="T9"><text:line-break/></text:span><text:span text:style-name="T9">~alex.muntada/</text:span><text:span text:style-name="T15">+editpgpkey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https://launchpad.net/</text:span><text:span text:style-name="T9"><text:line-break/></text:span><text:span text:style-name="T15">codeofcondu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https://launchpad.net/</text:span><text:span text:style-name="T9"><text:line-break/></text:span><text:span text:style-name="T9">~alex.muntada/</text:span><text:span text:style-name="T15">+arch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/etc/apt/sources.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1" draw:text-style-name="P13" draw:layer="layout" svg:width="24.5cm" svg:height="2cm" svg:x="1.75cm" svg:y="9.5cm" presentation:class="title" presentation:user-transformed="true">
          <draw:text-box>
            <text:p text:style-name="P9"><text:span text:style-name="T10">deb http://ppa.launchpad.net/alex.muntada/ubuntu </text:span><text:span text:style-name="T11">hardy</text:span><text:span text:style-name="T10"> main</text:span><text:span text:style-name="T10"><text:line-break/></text:span><text:span text:style-name="T10">deb-src http://ppa.launchpad.net/alex.muntada/ubuntu </text:span><text:span text:style-name="T11">hardy</text:span><text:span text:style-name="T10"> ma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~/.dput.c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1" draw:text-style-name="P13" draw:layer="layout" svg:width="12.625cm" svg:height="5.343cm" svg:x="7.688cm" svg:y="7.829cm" presentation:class="title" presentation:user-transformed="true">
          <draw:text-box>
            <text:p text:style-name="P9"><text:span text:style-name="T10">[ppa]</text:span><text:span text:style-name="T10"><text:line-break/></text:span><text:span text:style-name="T10">fqdn = ppa.launchpad.net</text:span><text:span text:style-name="T10"><text:line-break/></text:span><text:span text:style-name="T10">method = ftp</text:span><text:span text:style-name="T10"><text:line-break/></text:span><text:span text:style-name="T10">incoming = ~alex.muntada/ubuntu/</text:span><text:span text:style-name="T10"><text:line-break/></text:span><text:span text:style-name="T10">login = anonymous</text:span><text:span text:style-name="T10"><text:line-break/></text:span><text:span text:style-name="T10">allow_unsigned_uploads =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6">Shit happen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5" draw:layer="layout" svg:width="25.199cm" svg:height="17.038cm" svg:x="1.401cm" svg:y="1.981cm" presentation:class="title" presentation:user-transformed="true">
          <draw:text-box>
            <text:p text:style-name="P1"><text:span text:style-name="T17">(dependències, bugs, etc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6">pbuilder</text:span><text:span text:style-name="T9"><text:line-break/></text:span><text:span text:style-name="T9">és el vostre millor am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5" draw:layer="layout" svg:width="25.199cm" svg:height="17.038cm" svg:x="1.401cm" svg:y="1.981cm" presentation:class="title" presentation:user-transformed="true">
          <draw:text-box>
            <text:p text:style-name="P1"><text:span text:style-name="T17">permet construir</text:span><text:span text:style-name="T17"><text:line-break/></text:span><text:span text:style-name="T17">els paquets binaris</text:span><text:span text:style-name="T17"><text:line-break/></text:span><text:span text:style-name="T17">en un entorn</text:span><text:span text:style-name="T17"><text:line-break/></text:span><text:span text:style-name="T17">net i control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5.199cm" svg:height="17.038cm" svg:x="1.401cm" svg:y="1.981cm" presentation:class="title" presentation:user-transformed="true">
          <draw:text-box>
            <text:p text:style-name="P9"><text:span text:style-name="T7">sudo apt-get install pbuilder</text:span><text:span text:style-name="T7"><text:line-break/></text:span><text:span text:style-name="T7">sudo pbuilder create \</text:span><text:span text:style-name="T7"><text:line-break/></text:span><text:span text:style-name="T7"> <text:s/>--debootstrapopts --variant=buil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5" draw:layer="layout" svg:width="25.199cm" svg:height="17.038cm" svg:x="1.401cm" svg:y="1.981cm" presentation:class="title" presentation:user-transformed="true">
          <draw:text-box>
            <text:p text:style-name="P1"><text:span text:style-name="T17">~/.pbuilderr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1" draw:text-style-name="P13" draw:layer="layout" svg:width="24.5cm" svg:height="5.343cm" svg:x="1.75cm" svg:y="7.829cm" presentation:class="title" presentation:user-transformed="true">
          <draw:text-box>
            <text:p text:style-name="P9"><text:span text:style-name="T10"># Enable these in /etc/apt/sources.list (default is main only)</text:span><text:span text:style-name="T10"><text:line-break/></text:span><text:span text:style-name="T10">COMPONENTS="main universe"</text:span><text:span text:style-name="T10"><text:line-break/></text:span><text:span text:style-name="T10"><text:line-break/></text:span><text:span text:style-name="T10"># Add these extra sources (may contain other dependencies)</text:span><text:span text:style-name="T10"><text:line-break/></text:span><text:span text:style-name="T10">OTHERMIRROR="deb http://ppa.launchpad.net/alex.muntada/ubuntu \</text:span><text:span text:style-name="T10"><text:line-break/></text:span><text:span text:style-name="T10"> <text:s/>hardy main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15.549cm" svg:height="17.038cm" svg:x="6.226cm" svg:y="1.981cm" presentation:class="title" presentation:user-transformed="true">
          <draw:text-box>
            <text:p text:style-name="P9"><text:span text:style-name="T7">sudo pbuilder update \</text:span><text:span text:style-name="T7"><text:line-break/></text:span><text:span text:style-name="T7"> <text:s/></text:span><text:span text:style-name="T8">--override-con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5" draw:layer="layout" svg:width="25.199cm" svg:height="17.038cm" svg:x="1.401cm" svg:y="1.981cm" presentation:class="title" presentation:user-transformed="true">
          <draw:text-box>
            <text:p text:style-name="P1"><text:span text:style-name="T17">(opcionalmen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2.099cm" svg:height="17.038cm" svg:x="2.951cm" svg:y="1.981cm" presentation:class="title" presentation:user-transformed="true">
          <draw:text-box>
            <text:p text:style-name="P9"><text:span text:style-name="T7">sudo pbuilder --execute \</text:span><text:span text:style-name="T7"><text:line-break/></text:span><text:span text:style-name="T7"> <text:s/>--save-after-exec -- \</text:span><text:span text:style-name="T7"><text:line-break/></text:span><text:span text:style-name="T7"> <text:s/></text:span><text:span text:style-name="T8">/usr/bin/apt-get install gnu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5" draw:layer="layout" svg:width="25.199cm" svg:height="17.038cm" svg:x="1.401cm" svg:y="1.981cm" presentation:class="title" presentation:user-transformed="true">
          <draw:text-box>
            <text:p text:style-name="P1"><text:span text:style-name="T17">Creació del paquet bina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0cm" svg:height="17.038cm" svg:x="4cm" svg:y="1.981cm" presentation:class="title" presentation:user-transformed="true">
          <draw:text-box>
            <text:p text:style-name="P9"><text:span text:style-name="T7">(cd Flickr-Upload-1.32 \</text:span><text:span text:style-name="T7"><text:line-break/></text:span><text:span text:style-name="T7"> &amp;&amp; debuild)</text:span><text:span text:style-name="T7"><text:line-break/></text:span><text:span text:style-name="T7">sudo pbuilder build \</text:span><text:span text:style-name="T7"><text:line-break/></text:span><text:span text:style-name="T7"> <text:s/>libflickr-upload-perl_*.ds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5" draw:layer="layout" svg:width="25.199cm" svg:height="17.038cm" svg:x="1.401cm" svg:y="1.981cm" presentation:class="title" presentation:user-transformed="true">
          <draw:text-box>
            <text:p text:style-name="P1"><text:span text:style-name="T17">Creació del paquet amb</text:span><text:span text:style-name="T17"><text:line-break/></text:span><text:span text:style-name="T17">els fonts per al P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0cm" svg:height="17.038cm" svg:x="4cm" svg:y="1.981cm" presentation:class="title" presentation:user-transformed="true">
          <draw:text-box>
            <text:p text:style-name="P9"><text:span text:style-name="T7">(cd Flickr-Upload-1.32 \</text:span><text:span text:style-name="T7"><text:line-break/></text:span><text:span text:style-name="T7"> &amp;&amp; debuild </text:span><text:span text:style-name="T8">-S -sa</text:span><text:span text:style-name="T7">)</text:span><text:span text:style-name="T7"><text:line-break/></text:span><text:span text:style-name="T7">sudo pbuilder build \</text:span><text:span text:style-name="T7"><text:line-break/></text:span><text:span text:style-name="T7"> <text:s/>libflickr-upload-perl_*.ds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Ext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7" draw:layer="layout" svg:width="25.199cm" svg:height="17.038cm" svg:x="1.401cm" svg:y="1.981cm" presentation:class="title" presentation:user-transformed="true">
          <draw:text-box>
            <text:p text:style-name="P1"><text:span text:style-name="T16">bzr-buildpackage</text:span><text:span text:style-name="T16"><text:line-break/></text:span><text:span text:style-name="T16">(i.e. bzr-buildde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Gestió dels canvis introduïts pel procés d'empaqueta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5.199cm" svg:height="17.038cm" svg:x="1.401cm" svg:y="1.981cm" presentation:class="title" presentation:user-transformed="true">
          <draw:text-box>
            <text:p text:style-name="P1"><text:span text:style-name="T7">sudo apt-get install bzr-buildd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~/.bazaar/builddeb.con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1" draw:text-style-name="P13" draw:layer="layout" svg:width="12.25cm" svg:height="3.317cm" svg:x="7.875cm" svg:y="8.842cm" presentation:class="title" presentation:user-transformed="true">
          <draw:text-box>
            <text:p text:style-name="P9"><text:span text:style-name="T10">[BUILDDEB]</text:span><text:span text:style-name="T10"><text:line-break/></text:span><text:span text:style-name="T10">builder = debuild</text:span><text:span text:style-name="T10"><text:line-break/></text:span><text:span text:style-name="T10">source-builder = debuild -S -sa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3.549cm" svg:height="17.038cm" svg:x="2.226cm" svg:y="1.981cm" presentation:class="title" presentation:user-transformed="true">
          <draw:text-box>
            <text:p text:style-name="P9"><text:span text:style-name="T7">bzr whoami \</text:span><text:span text:style-name="T7"><text:line-break/></text:span><text:span text:style-name="T7"> <text:s/>"Alex Muntada &lt;alexm@alexm.org&gt;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1.274cm" svg:height="17.038cm" svg:x="3.363cm" svg:y="1.981cm" presentation:class="title" presentation:user-transformed="true">
          <draw:text-box>
            <text:p text:style-name="P9"><text:span text:style-name="T7">bzr import-dsc --initial --to \</text:span><text:span text:style-name="T7"><text:line-break/></text:span><text:span text:style-name="T7"> <text:s/>libflickr-upload-perl \</text:span><text:span text:style-name="T7"><text:line-break/></text:span><text:span text:style-name="T7"> <text:s/>libflickr-upload-perl_*.ds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16.774cm" svg:height="17.038cm" svg:x="5.613cm" svg:y="1.981cm" presentation:class="title" presentation:user-transformed="true">
          <draw:text-box>
            <text:p text:style-name="P9"><text:span text:style-name="T7">cd libflickr-upload-perl</text:span><text:span text:style-name="T7"><text:line-break/></text:span><text:span text:style-name="T7">vi t/failupload.t</text:span><text:span text:style-name="T7"><text:line-break/></text:span><text:span text:style-name="T7">dch -v 1.32-0~alexm3</text:span><text:span text:style-name="T7"><text:line-break/></text:span><text:span text:style-name="T7">bzr comm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5cm" svg:height="17.038cm" svg:x="1.5cm" svg:y="1.981cm" presentation:class="title" presentation:user-transformed="true">
          <draw:text-box>
            <text:p text:style-name="P9"><text:span text:style-name="T7">bzr builddeb -S</text:span><text:span text:style-name="T7"><text:line-break/></text:span><text:span text:style-name="T7">(cd ../build-area &amp;&amp; sudo pbuilder \</text:span><text:span text:style-name="T7"><text:line-break/></text:span><text:span text:style-name="T7"> build libflickr-upload-perl_*.dsc)</text:span><text:span text:style-name="T7"><text:line-break/></text:span><text:span text:style-name="T7">(cd ../build-area &amp;&amp; dput ppa \</text:span><text:span text:style-name="T7"><text:line-break/></text:span><text:span text:style-name="T7"> libflickr-upload-perl_*.chang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(opcionalmen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https://launchpad.net/</text:span><text:span text:style-name="T9"><text:line-break/></text:span><text:span text:style-name="T18">~alex.muntada/</text:span><text:span text:style-name="T15"><text:line-break/></text:span><text:span text:style-name="T15">+editsshkey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2cm" svg:height="17.038cm" svg:x="3cm" svg:y="1.981cm" presentation:class="title" presentation:user-transformed="true">
          <draw:text-box>
            <text:p text:style-name="P9"><text:span text:style-name="T7">bzr launchpad-login alex.muntada</text:span><text:span text:style-name="T7"><text:line-break/></text:span><text:span text:style-name="T7">bzr push --create-prefix \</text:span><text:span text:style-name="T7"><text:line-break/></text:span><text:span text:style-name="T7"> <text:s/>lp:~alex.muntada/\</text:span><text:span text:style-name="T7"><text:line-break/></text:span><text:span text:style-name="T7"> <text:s/></text:span><text:span text:style-name="T8">+junk</text:span><text:span text:style-name="T7">/libflickr-upload-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https://</text:span><text:span text:style-name="T15">code.</text:span><text:span text:style-name="T9">launchpad.net/</text:span><text:span text:style-name="T9"><text:line-break/></text:span><text:span text:style-name="T18">~alex.munta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Què passa amb les noves</text:span><text:span text:style-name="T9"><text:line-break/></text:span><text:span text:style-name="T9">versions del mòdu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Tranquils, tot controlat 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4cm" svg:height="17.038cm" svg:x="2cm" svg:y="1.981cm" presentation:class="title" presentation:user-transformed="true">
          <draw:text-box>
            <text:p text:style-name="P9"><text:span text:style-name="T7">uscan --report</text:span><text:span text:style-name="T7"><text:line-break/></text:span><text:span text:style-name="T7">bzr merge-upstream --version=1.33 \</text:span><text:span text:style-name="T7"><text:line-break/></text:span><text:span text:style-name="T7"> <text:s/>http://search.cpan.org/\</text:span><text:span text:style-name="T7"><text:line-break/></text:span><text:span text:style-name="T7"> <text:s/>.../Flick-Upload-1.33.tar.g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1.5cm" svg:height="17.038cm" svg:x="3.25cm" svg:y="1.981cm" presentation:class="title" presentation:user-transformed="true">
          <draw:text-box>
            <text:p text:style-name="P9"><text:span text:style-name="T7">dch -v 1.33-0~alexm1 \</text:span><text:span text:style-name="T7"><text:line-break/></text:span><text:span text:style-name="T7"> <text:s/>"New upstream version (1.33)"</text:span><text:span text:style-name="T7"><text:line-break/></text:span><text:span text:style-name="T7">bzr commit -m \</text:span><text:span text:style-name="T7"><text:line-break/></text:span><text:span text:style-name="T7"> <text:s/>"New upstream version (1.33)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Referènc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https://help.launchpad.net/</text:span><text:span text:style-name="T9"><text:line-break/></text:span><text:span text:style-name="T9">Packaging/P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9">https://wiki.ubuntu.com/</text:span><text:span text:style-name="T9"><text:line-break/></text:span><text:span text:style-name="T9">PbuilderHow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2" draw:layer="layout" svg:width="25cm" svg:height="17.038cm" svg:x="1.5cm" svg:y="1.981cm" presentation:class="title" presentation:user-transformed="true">
          <draw:text-box>
            <text:p text:style-name="P1"><text:span text:style-name="T9">http://pkg-perl</text:span><text:span text:style-name="T9"><text:line-break/></text:span><text:span text:style-name="T9">.alioth.debian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14" draw:text-style-name="P5" draw:layer="layout" svg:width="25.199cm" svg:height="3.019cm" svg:x="1.401cm" svg:y="5.392cm" presentation:class="title" presentation:user-transformed="true">
          <draw:text-box>
            <text:p text:style-name="P1"><text:span text:style-name="T19">http://creativecommons.org/licenses/by-sa/2.5/es/deed.ca</text:span></text:p>
          </draw:text-box>
        </draw:frame>
        <draw:frame draw:style-name="gr3" draw:text-style-name="P18" draw:layer="layout" svg:width="18.238cm" svg:height="6.374cm" svg:x="4.881cm" svg:y="7.537cm">
          <draw:image xlink:href="Pictures/10000201000001930000008D0A7970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3" draw:master-page-name="Per_20_defecte" presentation:presentation-page-layout-name="AL2T19" presentation:use-date-time-name="dtd1">
        <office:forms form:automatic-focus="false" form:apply-design-mode="false"/>
        <draw:frame presentation:style-name="pr4" draw:text-style-name="P19" draw:layer="layout" svg:width="25.199cm" svg:height="17.038cm" svg:x="1.401cm" svg:y="1.981cm" presentation:class="title" presentation:user-transformed="true">
          <draw:text-box>
            <text:p text:style-name="P1"><text:span text:style-name="T20">^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text:enable-numbering="false" fo:text-indent="0cm">
        <style:tab-stops/>
      </style:paragraph-properties>
      <style:text-properties style:use-window-font-color="true" style:text-outline="false" style:text-line-through-style="none" fo:font-family="'DejaVu Serif'" style:font-style-name="Book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 text:enable-numbering="false"/>
      <style:text-properties style:use-window-font-color="true" style:text-outline="false" style:text-line-through-style="none" fo:font-family="'DejaVu Serif'" style:font-style-name="Book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'DejaVu Serif'" style:font-style-name="Book" style:font-family-generic="roman" style:font-pitch="variable" fo:font-weight="normal" style:letter-kerning="true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erif'" style:font-style-name="Book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89</text:page-number></text:span></text:p>
        </draw:text-box>
      </draw:frame>
      <draw:page-thumbnail draw:layer="backgroundobjects" svg:width="5.939cm" svg:height="5.939cm" svg:x="2.97cm" svg:y="3.277cm" draw:page-number="1"/>
      <draw:page-thumbnail draw:layer="backgroundobjects" svg:width="5.939cm" svg:height="5.939cm" svg:x="11.88cm" svg:y="3.277cm"/>
      <draw:page-thumbnail draw:layer="backgroundobjects" svg:width="5.939cm" svg:height="5.939cm" svg:x="20.79cm" svg:y="3.277cm"/>
      <draw:page-thumbnail draw:layer="backgroundobjects" svg:width="5.939cm" svg:height="5.939cm" svg:x="2.97cm" svg:y="11.782cm"/>
      <draw:page-thumbnail draw:layer="backgroundobjects" svg:width="5.939cm" svg:height="5.939cm" svg:x="11.88cm" svg:y="11.782cm"/>
      <draw:page-thumbnail draw:layer="backgroundobjects" svg:width="5.939cm" svg:height="5.939cm" svg:x="20.79cm" svg:y="11.782cm"/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89</text:page-number></text:span></text:p>
        </draw:text-box>
      </draw:frame>
      <presentation:notes style:page-layout-name="PM2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8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lex Muntada</meta:initial-creator>
    <meta:creation-date>2008-09-21T13:52:55</meta:creation-date>
    <dc:creator>Alex Muntada</dc:creator>
    <dc:date>2008-09-26T10:40:11</dc:date>
    <meta:editing-cycles>187</meta:editing-cycles>
    <meta:editing-duration>PT10H48M17S</meta:editing-duration>
    <meta:user-defined meta:name="Informació 1"/>
    <meta:user-defined meta:name="Informació 2"/>
    <meta:user-defined meta:name="Informació 3"/>
    <meta:user-defined meta:name="Informació 4"/>
    <meta:document-statistic meta:object-count="294"/>
  </office:meta>
</office:document-meta>
</file>